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-0.0634in" fo:margin-right="-0.0563in" fo:orphans="0" fo:widows="0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CE</text:p>
      <text:p text:style-name="Standard"/>
      <text:p text:style-name="Standard">mysql&gt; select a.aname , c.name , p.eid</text:p>
      <text:p text:style-name="Standard"><text:s text:c="4"/>-&gt; from fact as f, customer as c, agent as a , property as p, time as t</text:p>
      <text:p text:style-name="Standard"><text:s text:c="4"/>-&gt; where a.aid=f.aid</text:p>
      <text:p text:style-name="Standard"><text:s text:c="4"/>-&gt; and p.eid=f.eid</text:p>
      <text:p text:style-name="Standard"><text:s text:c="4"/>-&gt; and c.cid=f.cid</text:p>
      <text:p text:style-name="Standard"><text:s text:c="4"/>-&gt; and t.did=f.did</text:p>
      <text:p text:style-name="Standard"><text:s text:c="4"/>-&gt; and c.cid between 101 and 103</text:p>
      <text:p text:style-name="Standard"><text:s text:c="4"/>-&gt; and t.did between 201 and 204</text:p>
      <text:p text:style-name="Standard"><text:s text:c="4"/>-&gt; and a.aid between 1 and 3;</text:p>
      <text:p text:style-name="Standard">+-------+---------+-----+</text:p>
      <text:p text:style-name="Standard">| aname | name <text:s text:c="3"/>| eid |</text:p>
      <text:p text:style-name="Standard">+-------+---------+-----+</text:p>
      <text:p text:style-name="Standard">| x <text:s text:c="4"/>| jahanvi | 301 |</text:p>
      <text:p text:style-name="Standard">| x <text:s text:c="4"/>| adi <text:s text:c="4"/>| 302 |</text:p>
      <text:p text:style-name="Standard">| x <text:s text:c="4"/>| vish <text:s text:c="3"/>| 303 |</text:p>
      <text:p text:style-name="Standard">| xy <text:s text:c="3"/>| vish <text:s text:c="3"/>| 304 |</text:p>
      <text:p text:style-name="Standard">+-------+---------+-----+</text:p>
      <text:p text:style-name="Standard">4 rows in set (0.05 sec)</text:p>
      <text:p text:style-name="Standard"/>
      <text:p text:style-name="Standard">DRILL DOWN</text:p>
      <text:p text:style-name="Standard"/>
      <text:p text:style-name="Standard">mysql&gt; select a.aname , c.name , p.eid</text:p>
      <text:p text:style-name="Standard"><text:s text:c="4"/>-&gt; from fact as f, customer as c, agent as a , property as p, time as t</text:p>
      <text:p text:style-name="Standard"><text:soft-page-break/><text:s text:c="4"/>-&gt; where a.aid=f.aid</text:p>
      <text:p text:style-name="Standard"><text:s text:c="4"/>-&gt; and p.eid=f.eid</text:p>
      <text:p text:style-name="Standard"><text:s text:c="4"/>-&gt; and c.cid=f.cid</text:p>
      <text:p text:style-name="Standard"><text:s text:c="4"/>-&gt; and t.did=f.did</text:p>
      <text:p text:style-name="Standard"><text:s text:c="4"/>-&gt; ;</text:p>
      <text:p text:style-name="Standard">+-------+---------+-----+</text:p>
      <text:p text:style-name="Standard">| aname | name <text:s text:c="3"/>| eid |</text:p>
      <text:p text:style-name="Standard">+-------+---------+-----+</text:p>
      <text:p text:style-name="Standard">| x <text:s text:c="4"/>| jahanvi | 301 |</text:p>
      <text:p text:style-name="Standard">| x <text:s text:c="4"/>| adi <text:s text:c="4"/>| 302 |</text:p>
      <text:p text:style-name="Standard">| x <text:s text:c="4"/>| vish <text:s text:c="3"/>| 303 |</text:p>
      <text:p text:style-name="Standard">| xy <text:s text:c="3"/>| vish <text:s text:c="3"/>| 304 |</text:p>
      <text:p text:style-name="Standard">| xy <text:s text:c="3"/>| aa <text:s text:c="5"/>| 305 |</text:p>
      <text:p text:style-name="Standard">| xy <text:s text:c="3"/>| ab <text:s text:c="5"/>| 306 |</text:p>
      <text:p text:style-name="Standard">| xyz <text:s text:c="2"/>| abc <text:s text:c="4"/>| 307 |</text:p>
      <text:p text:style-name="Standard">| xyz <text:s text:c="2"/>| abcd <text:s text:c="3"/>| 308 |</text:p>
      <text:p text:style-name="Standard">+-------+---------+-----+</text:p>
      <text:p text:style-name="Standard">8 rows in set (0.00 sec)</text:p>
      <text:p text:style-name="Standard"/>
      <text:p text:style-name="Standard">SLICE</text:p>
      <text:p text:style-name="Standard"/>
      <text:p text:style-name="Standard">mysql&gt; select a.aname , c.name , p.eid ,t.did</text:p>
      <text:p text:style-name="Standard"><text:s text:c="4"/>-&gt; from fact as f, customer as c, agent as a , property as p, time as t</text:p>
      <text:p text:style-name="Standard"><text:s text:c="4"/>-&gt; where a.aid=f.aid</text:p>
      <text:p text:style-name="Standard"><text:s text:c="4"/>-&gt; and p.eid=f.eid</text:p>
      <text:p text:style-name="Standard"><text:s text:c="4"/>-&gt; and c.cid=f.cid</text:p>
      <text:p text:style-name="Standard"><text:soft-page-break/><text:s text:c="4"/>-&gt; and t.did=f.did</text:p>
      <text:p text:style-name="Standard"><text:s text:c="4"/>-&gt; and a.aid=1;</text:p>
      <text:p text:style-name="Standard">+-------+---------+-----+-----+</text:p>
      <text:p text:style-name="Standard">| aname | name <text:s text:c="3"/>| eid | did |</text:p>
      <text:p text:style-name="Standard">+-------+---------+-----+-----+</text:p>
      <text:p text:style-name="Standard">| x <text:s text:c="4"/>| jahanvi | 301 | 201 |</text:p>
      <text:p text:style-name="Standard">| x <text:s text:c="4"/>| adi <text:s text:c="4"/>| 302 | 202 |</text:p>
      <text:p text:style-name="Standard">| x <text:s text:c="4"/>| vish <text:s text:c="3"/>| 303 | 203 |</text:p>
      <text:p text:style-name="Standard">+-------+---------+-----+-----+</text:p>
      <text:p text:style-name="Standard">3 rows in set (0.00 sec)</text:p>
      <text:p text:style-name="Standard"/>
      <text:p text:style-name="Standard">ROLLUP</text:p>
      <text:p text:style-name="Standard">ROLLUp on time</text:p>
      <text:p text:style-name="Standard"/>
      <text:p text:style-name="Standard">mysql&gt; select did,sum(amount) from fact group by did with rollup;</text:p>
      <text:p text:style-name="Standard">+------+-------------+</text:p>
      <text:p text:style-name="Standard">| did <text:s/>| sum(amount) |</text:p>
      <text:p text:style-name="Standard">+------+-------------+</text:p>
      <text:p text:style-name="Standard">| <text:s/>201 | <text:s text:c="3"/>10000000 |</text:p>
      <text:p text:style-name="Standard">| <text:s/>202 | <text:s text:c="3"/>11000000 |</text:p>
      <text:p text:style-name="Standard">| <text:s/>203 | <text:s text:c="3"/>11000000 |</text:p>
      <text:p text:style-name="Standard">| <text:s/>204 | <text:s text:c="4"/>1000000 |</text:p>
      <text:p text:style-name="Standard">| <text:s/>205 | <text:s text:c="3"/>10000000 |</text:p>
      <text:p text:style-name="Standard">| <text:s/>206 | <text:s text:c="4"/>5000000 |</text:p>
      <text:p text:style-name="Standard">| NULL | <text:s text:c="3"/>48000000 |</text:p>
      <text:p text:style-name="Standard">+------+-------------+</text:p>
      <text:p text:style-name="Standard"><text:soft-page-break/>7 rows in set (0.06 sec)</text:p>
      <text:p text:style-name="Standard"/>
      <text:p text:style-name="Standard">Rollup on agent </text:p>
      <text:p text:style-name="Standard"/>
      <text:p text:style-name="Standard">mysql&gt; select aid,sum(amount) from fact group by aid with rollup;</text:p>
      <text:p text:style-name="Standard">+------+-------------+</text:p>
      <text:p text:style-name="Standard">| aid <text:s/>| sum(amount) |</text:p>
      <text:p text:style-name="Standard">+------+-------------+</text:p>
      <text:p text:style-name="Standard">| <text:s text:c="3"/>1 | <text:s text:c="3"/>30000000 |</text:p>
      <text:p text:style-name="Standard">| <text:s text:c="3"/>2 | <text:s text:c="4"/>3000000 |</text:p>
      <text:p text:style-name="Standard">| <text:s text:c="3"/>3 | <text:s text:c="3"/>15000000 |</text:p>
      <text:p text:style-name="Standard">| NULL | <text:s text:c="3"/>48000000 |</text:p>
      <text:p text:style-name="Standard">+------+-------------+</text:p>
      <text:p text:style-name="Standard">4 rows in set (0.00 sec)</text:p>
      <text:p text:style-name="Standard"/>
      <text:p text:style-name="Standard">Rollup on estate</text:p>
      <text:p text:style-name="Standard"/>
      <text:p text:style-name="Standard">mysql&gt; select eid,sum(amount) from fact group by eid with rollup;</text:p>
      <text:p text:style-name="Standard">+------+-------------+</text:p>
      <text:p text:style-name="Standard">| eid <text:s/>| sum(amount) |</text:p>
      <text:p text:style-name="Standard">+------+-------------+</text:p>
      <text:p text:style-name="Standard">| <text:s/>301 | <text:s text:c="3"/>10000000 |</text:p>
      <text:p text:style-name="Standard">| <text:s/>302 | <text:s text:c="3"/>10000000 |</text:p>
      <text:p text:style-name="Standard">| <text:s/>303 | <text:s text:c="3"/>10000000 |</text:p>
      <text:p text:style-name="Standard">| <text:s/>304 | <text:s text:c="4"/>1000000 |</text:p>
      <text:p text:style-name="Standard">| <text:s/>305 | <text:s text:c="4"/>1000000 |</text:p>
      <text:p text:style-name="Standard"><text:soft-page-break/>| <text:s/>306 | <text:s text:c="4"/>1000000 |</text:p>
      <text:p text:style-name="Standard">| <text:s/>307 | <text:s text:c="3"/>10000000 |</text:p>
      <text:p text:style-name="Standard">| <text:s/>308 | <text:s text:c="4"/>5000000 |</text:p>
      <text:p text:style-name="Standard">| NULL | <text:s text:c="3"/>48000000 |</text:p>
      <text:p text:style-name="Standard">+------+-------------+</text:p>
      <text:p text:style-name="Standard">9 rows in set (0.00 sec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0634in" fo:margin-right="-0.0563in" fo:orphans="0" fo:widows="0" fo:text-indent="0in" style:auto-text-indent="false"/>
    </style:style>
    <style:style style:name="MP2" style:family="paragraph" style:parent-style-name="Standard">
      <style:text-properties style:font-name="Times New Roman" style:font-name-asian="Times New Roman1" style:font-name-complex="Times New Roman1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. J. Somaiya Institute of Engineering and Information Technology, Sion (E), Mumbai – 400 022 </text:span></text:p>
        <text:p text:style-name="MP2"/>
      </style:header>
      <style:footer>
        <text:p text:style-name="MP3"><text:span text:style-name="MT1">Department of <text:s/>COMPS /Class- TE <text:s/>/Sem- VI <text:s/>/Sub- DWM <text:s/>/Academic Year- 2018-19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100" meta:word-count="559" meta:character-count="2750" meta:non-whitespace-character-count="2054"/>
    <meta:generator>LibreOfficeDev/6.0.5.2$Linux_X86_64 LibreOffice_project/</meta:generator>
  </office:meta>
</office:document-meta>
</file>